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gradient" draw:fill-gradient-name="Linear_20_Blue6" draw:opacity="100%" draw:textarea-horizontal-align="justify" draw:textarea-vertical-align="middle" draw:auto-grow-height="false" draw:shadow-opacity="100%"/>
    </style:style>
    <style:style style:name="gr5" style:family="graphic" style:parent-style-name="standard" style:list-style-name="L2">
      <style:graphic-properties draw:stroke="none" draw:fill="none" fo:min-height="6.75cm"/>
    </style:style>
    <style:style style:name="gr6" style:family="graphic" style:parent-style-name="standard">
      <style:graphic-properties draw:fill="gradient" draw:fill-gradient-name="Linear_20_Blue6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svg:stroke-width="0.1cm" svg:stroke-color="#ff00ff" draw:marker-start-width="0.45cm" draw:marker-end-width="0.45cm" draw:fill-color="#ffffcc" draw:textarea-horizontal-align="justify" draw:textarea-vertical-align="middle" draw:auto-grow-height="true" fo:min-height="3.691cm" fo:padding-top="0.175cm" fo:padding-bottom="0.175cm" fo:padding-left="0.3cm" fo:padding-right="0.3cm" fo:wrap-option="wrap"/>
    </style:style>
    <style:style style:name="gr8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845cm" fo:padding-top="0.225cm" fo:padding-bottom="0.225cm" fo:padding-left="0.35cm" fo:padding-right="0.35cm" fo:wrap-option="wrap"/>
    </style:style>
    <style:style style:name="gr9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957cm" fo:padding-top="0.225cm" fo:padding-bottom="0.225cm" fo:padding-left="0.35cm" fo:padding-right="0.35cm" fo:wrap-option="wrap"/>
    </style:style>
    <style:style style:name="gr10" style:family="graphic" style:parent-style-name="standard">
      <style:graphic-properties draw:stroke="dash" draw:stroke-dash="Ultrafine_20_Dashed" svg:stroke-width="0cm" draw:marker-start-width="0.3cm" draw:marker-end-width="0.3cm" draw:fill-color="#ffffcc" draw:textarea-horizontal-align="justify" draw:textarea-vertical-align="middle" draw:auto-grow-height="true" fo:min-height="2.5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973cm" fo:padding-top="0.225cm" fo:padding-bottom="0.225cm" fo:padding-left="0.35cm" fo:padding-right="0.35cm" fo:wrap-option="wrap"/>
    </style:style>
    <style:style style:name="gr12" style:family="graphic" style:parent-style-name="standard">
      <style:graphic-properties draw:stroke="dash" draw:stroke-dash="Fine_20_Dashed_20__28_var_29_" draw:fill-color="#ffffcc" draw:textarea-horizontal-align="justify" draw:textarea-vertical-align="middle" draw:auto-grow-height="true" fo:min-height="0.987cm" fo:wrap-option="wrap"/>
    </style:style>
    <style:style style:name="gr13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4.929cm" fo:padding-top="0.225cm" fo:padding-bottom="0.225cm" fo:padding-left="0.35cm" fo:padding-right="0.35cm" fo:wrap-option="wrap"/>
    </style:style>
    <style:style style:name="gr14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317cm" fo:padding-top="0.225cm" fo:padding-bottom="0.225cm" fo:padding-left="0.35cm" fo:padding-right="0.35cm" fo:wrap-option="wrap"/>
    </style:style>
    <style:style style:name="gr15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054cm" fo:padding-top="0.225cm" fo:padding-bottom="0.225cm" fo:padding-left="0.35cm" fo:padding-right="0.35cm" fo:wrap-option="wrap"/>
    </style:style>
    <style:style style:name="gr16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9cm" fo:padding-top="0.225cm" fo:padding-bottom="0.225cm" fo:padding-left="0.35cm" fo:padding-right="0.35cm" fo:wrap-option="wrap"/>
    </style:style>
    <style:style style:name="gr17" style:family="graphic" style:parent-style-name="standard">
      <style:graphic-properties draw:fill="gradient" draw:fill-color="#000000" draw:fill-gradient-name="Linear_20_Blu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3cm" draw:marker-start-width="0.75cm" draw:marker-end-width="0.75cm" draw:fill-color="#ffffcc" draw:textarea-horizontal-align="justify" draw:textarea-vertical-align="middle" draw:auto-grow-height="true" fo:min-height="1.927cm" fo:padding-top="0.275cm" fo:padding-bottom="0.275cm" fo:padding-left="0.4cm" fo:padding-right="0.4cm" fo:wrap-option="wrap"/>
    </style:style>
    <style:style style:name="gr19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7cm" fo:padding-top="0.225cm" fo:padding-bottom="0.225cm" fo:padding-left="0.35cm" fo:padding-right="0.35cm" fo:wrap-option="wrap"/>
    </style:style>
    <style:style style:name="gr20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616cm" fo:padding-top="0.225cm" fo:padding-bottom="0.225cm" fo:padding-left="0.35cm" fo:padding-right="0.35cm" fo:wrap-option="wrap"/>
    </style:style>
    <style:style style:name="gr21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padding-top="0.225cm" fo:padding-bottom="0.225cm" fo:padding-left="0.35cm" fo:padding-right="0.35cm" fo:wrap-option="wrap"/>
    </style:style>
    <style:style style:name="gr22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115cm" fo:padding-top="0.225cm" fo:padding-bottom="0.225cm" fo:padding-left="0.35cm" fo:padding-right="0.35cm" fo:wrap-option="wrap"/>
    </style:style>
    <style:style style:name="gr23" style:family="graphic" style:parent-style-name="standard">
      <style:graphic-properties svg:stroke-width="0.1cm" svg:stroke-color="#ff00ff" draw:marker-start-width="0.45cm" draw:marker-end-width="0.45cm" draw:fill-color="#ffffcc" draw:textarea-horizontal-align="justify" draw:textarea-vertical-align="middle" draw:auto-grow-height="true" fo:min-height="2.493cm" fo:padding-top="0.175cm" fo:padding-bottom="0.175cm" fo:padding-left="0.3cm" fo:padding-right="0.3cm" fo:wrap-option="wrap"/>
    </style:style>
    <style:style style:name="gr24" style:family="graphic" style:parent-style-name="standard">
      <style:graphic-properties draw:fill="solid" draw:fill-color="#ff8080" draw:textarea-horizontal-align="justify" draw:textarea-vertical-align="middle" draw:auto-grow-height="true" fo:min-height="1.04cm" fo:wrap-option="wrap"/>
    </style:style>
    <style:style style:name="gr25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fo:wrap-option="no-wrap"/>
    </style:style>
    <style:style style:name="gr26" style:family="graphic" style:parent-style-name="standard">
      <style:graphic-properties draw:fill-color="#00ff00" draw:textarea-horizontal-align="justify" draw:textarea-vertical-align="middle" draw:auto-grow-height="true" fo:min-height="1.075cm" fo:min-width="0cm" fo:wrap-option="wrap"/>
    </style:style>
    <style:style style:name="gr27" style:family="graphic" style:parent-style-name="standard">
      <style:graphic-properties draw:fill-color="#ffff00" draw:textarea-horizontal-align="justify" draw:textarea-vertical-align="middle" draw:auto-grow-height="true" fo:min-height="3.077cm" fo:min-width="0cm" fo:wrap-option="wrap"/>
    </style:style>
    <style:style style:name="gr28" style:family="graphic" style:parent-style-name="standard">
      <style:graphic-properties draw:fill-color="#00ff00" draw:textarea-horizontal-align="justify" draw:textarea-vertical-align="middle" draw:auto-grow-height="true" fo:min-height="5.219cm" fo:min-width="0cm" fo:wrap-option="wrap"/>
    </style:style>
    <style:style style:name="gr29" style:family="graphic" style:parent-style-name="standard">
      <style:graphic-properties draw:fill-color="#ffff00" draw:textarea-horizontal-align="justify" draw:textarea-vertical-align="middle" draw:auto-grow-height="true" fo:min-height="3.686cm" fo:min-width="0cm" fo:wrap-option="wrap"/>
    </style:style>
    <style:style style:name="gr30" style:family="graphic" style:parent-style-name="standard">
      <style:graphic-properties draw:fill-color="#ffff00" draw:textarea-horizontal-align="justify" draw:textarea-vertical-align="middle" draw:auto-grow-height="true" fo:min-height="4.345cm" fo:min-width="0cm" fo:wrap-option="wrap"/>
    </style:style>
    <style:style style:name="gr31" style:family="graphic" style:parent-style-name="standard">
      <style:graphic-properties draw:fill-color="#00ff00" draw:textarea-horizontal-align="justify" draw:textarea-vertical-align="middle" draw:auto-grow-height="true" fo:min-height="2.541cm" fo:min-width="0cm" fo:wrap-option="wrap"/>
    </style:style>
    <style:style style:name="gr32" style:family="graphic" style:parent-style-name="standard">
      <style:graphic-properties draw:fill-color="#ff0000" draw:textarea-horizontal-align="justify" draw:textarea-vertical-align="middle" draw:auto-grow-height="true" fo:min-height="0.942cm" fo:min-width="0cm" fo:wrap-option="wrap"/>
    </style:style>
    <style:style style:name="gr33" style:family="graphic" style:parent-style-name="standard">
      <style:graphic-properties draw:fill-color="#00ff00" draw:textarea-horizontal-align="justify" draw:textarea-vertical-align="middle" draw:auto-grow-height="true" fo:min-height="4.991cm" fo:min-width="0cm" fo:wrap-option="wrap"/>
    </style:style>
    <style:style style:name="gr34" style:family="graphic" style:parent-style-name="standard">
      <style:graphic-properties draw:fill-color="#ffff00" draw:textarea-horizontal-align="justify" draw:textarea-vertical-align="middle" draw:auto-grow-height="true" fo:min-height="4.423cm" fo:min-width="0cm" fo:wrap-option="wrap"/>
    </style:style>
    <style:style style:name="gr35" style:family="graphic" style:parent-style-name="standard">
      <style:graphic-properties draw:fill-color="#00ff00" draw:textarea-horizontal-align="justify" draw:textarea-vertical-align="middle" draw:auto-grow-height="true" fo:min-height="0.706cm" fo:min-width="0cm" fo:wrap-option="wrap"/>
    </style:style>
    <style:style style:name="gr36" style:family="graphic" style:parent-style-name="standard">
      <style:graphic-properties draw:fill-color="#00ff00" draw:textarea-horizontal-align="justify" draw:textarea-vertical-align="middle" draw:auto-grow-height="true" fo:min-height="3.454cm" fo:min-width="0cm" fo:wrap-option="wrap"/>
    </style:style>
    <style:style style:name="gr37" style:family="graphic" style:parent-style-name="standard">
      <style:graphic-properties draw:fill-color="#ffff00" draw:textarea-horizontal-align="justify" draw:textarea-vertical-align="middle" draw:auto-grow-height="true" fo:min-height="0cm" fo:min-width="0cm" fo:wrap-option="wrap"/>
    </style:style>
    <style:style style:name="gr38" style:family="graphic" style:parent-style-name="standard">
      <style:graphic-properties draw:fill-color="#00ff00" draw:textarea-horizontal-align="justify" draw:textarea-vertical-align="middle" draw:auto-grow-height="true" fo:min-height="4.423cm" fo:min-width="0cm" fo:wrap-option="wrap"/>
    </style:style>
    <style:style style:name="gr39" style:family="graphic" style:parent-style-name="standard">
      <style:graphic-properties draw:fill-color="#00ff00" draw:textarea-horizontal-align="justify" draw:textarea-vertical-align="middle" draw:auto-grow-height="true" fo:min-height="3.556cm" fo:min-width="0cm" fo:wrap-option="wrap"/>
    </style:style>
    <style:style style:name="gr40" style:family="graphic" style:parent-style-name="standard">
      <style:graphic-properties draw:fill-color="#ffff00" draw:textarea-horizontal-align="justify" draw:textarea-vertical-align="middle" draw:auto-grow-height="true" fo:min-height="2.066cm" fo:min-width="0cm" fo:wrap-option="wrap"/>
    </style:style>
    <style:style style:name="gr41" style:family="graphic" style:parent-style-name="standard">
      <style:graphic-properties draw:fill-color="#ffff00" draw:textarea-horizontal-align="justify" draw:textarea-vertical-align="middle" draw:auto-grow-height="true" fo:min-height="2.134cm" fo:min-width="0cm" fo:wrap-option="wrap"/>
    </style:style>
    <style:style style:name="gr4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5" style:family="paragraph">
      <style:paragraph-properties fo:text-align="center"/>
      <style:text-properties fo:font-family="'DejaVu LGC Serif'" style:font-family-generic="roman" style:font-pitch="variable"/>
    </style:style>
    <style:style style:name="P6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.3cm" fo:margin-bottom="0.3cm" fo:line-height="100%" fo:text-align="justify" fo:text-indent="0cm"/>
    </style:style>
    <style:style style:name="P8" style:family="paragraph">
      <style:paragraph-properties fo:text-align="justify"/>
      <style:text-properties fo:font-family="'DejaVu LGC Serif'" style:font-family-generic="roman" style:font-pitch="variable" fo:font-size="24pt" style:font-size-asian="24pt" style:font-size-complex="24pt"/>
    </style:style>
    <style:style style:name="P9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0" style:family="paragraph">
      <style:paragraph-properties fo:text-align="center"/>
      <style:text-properties fo:font-family="'DejaVu LGC Serif Condensed'" style:font-family-generic="roman" style:font-pitch="variable" fo:font-size="24pt" style:font-size-asian="24pt" style:font-size-complex="24pt"/>
    </style:style>
    <style:style style:name="P11" style:family="paragraph">
      <style:paragraph-properties fo:text-align="center"/>
      <style:text-properties fo:font-family="'DejaVu LGC Serif'" style:font-family-generic="roman" style:font-pitch="variable" fo:font-size="24pt" style:font-size-asian="24pt" style:font-size-complex="24pt"/>
    </style:style>
    <style:style style:name="P12" style:family="paragraph">
      <style:paragraph-properties fo:text-align="center"/>
      <style:text-properties fo:font-family="'DejaVu LGC Serif'" style:font-family-generic="roman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font-family="'DejaVu LGC Serif Condensed'" style:font-family-generic="swiss" style:font-pitch="variable" fo:font-size="24pt" style:font-size-asian="24pt" style:font-size-complex="24pt"/>
    </style:style>
    <style:style style:name="P14" style:family="paragraph">
      <style:paragraph-properties fo:text-align="center"/>
      <style:text-properties fo:font-family="'DejaVu LGC Sans'" style:font-family-generic="swiss" style:font-pitch="variable"/>
    </style:style>
    <style:style style:name="P15" style:family="paragraph">
      <style:paragraph-properties fo:text-align="center"/>
      <style:text-properties fo:font-family="'DejaVu LGC Sans'" style:font-family-generic="swiss" style:font-pitch="variable"/>
    </style:style>
    <style:style style:name="P16" style:family="paragraph">
      <style:paragraph-properties fo:text-align="center"/>
      <style:text-properties fo:font-family="'DejaVu LGC Sans'" style:font-style-name="Book" style:font-family-generic="swiss" style:font-pitch="variable" fo:font-size="18pt" style:font-size-asian="18pt" style:font-size-complex="18pt"/>
    </style:style>
    <style:style style:name="P17" style:family="paragraph">
      <style:paragraph-properties fo:text-align="center"/>
      <style:text-properties fo:font-family="'DejaVu LGC Serif Condensed'" style:font-family-generic="swiss" style:font-pitch="variable" fo:font-size="24pt" style:font-size-asian="24pt" style:font-size-complex="24pt"/>
    </style:style>
    <style:style style:name="P18" style:family="paragraph">
      <style:paragraph-properties fo:text-align="center"/>
      <style:text-properties fo:font-family="'DejaVu LGC Sans'" style:font-family-generic="swiss" style:font-pitch="variable"/>
    </style:style>
    <style:style style:name="P19" style:family="paragraph">
      <style:text-properties fo:font-family="'DejaVu LGC Serif'" style:font-family-generic="roman" style:font-pitch="variable"/>
    </style:style>
    <style:style style:name="T1" style:family="text"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 fo:font-family="'DejaVu LGC Serif'" style:font-family-generic="roman" style:font-pitch="variable" fo:font-size="66pt" style:font-size-asian="66pt" style:font-size-complex="66pt"/>
    </style:style>
    <style:style style:name="T4" style:family="text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style:text-outline="false" style:text-line-through-style="none" fo:font-family="'DejaVu LGC Serif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DejaVu LGC Serif'" style:font-family-generic="roman" style:font-pitch="variable" fo:font-size="36pt" style:font-size-asian="36pt" style:font-size-complex="36pt"/>
    </style:style>
    <style:style style:name="T7" style:family="text">
      <style:text-properties fo:font-family="'DejaVu LGC Serif Condensed'" style:font-family-generic="roman" style:font-pitch="variable" fo:font-size="24pt" style:font-size-asian="24pt" style:font-size-complex="24pt"/>
    </style:style>
    <style:style style:name="T8" style:family="text">
      <style:text-properties fo:font-family="'DejaVu LGC Serif'" style:font-family-generic="roman" style:font-pitch="variable" fo:font-size="32pt" style:font-size-asian="32pt" style:font-size-complex="32pt"/>
    </style:style>
    <style:style style:name="T9" style:family="text">
      <style:text-properties fo:font-family="'DejaVu LGC Serif Condensed'" style:font-family-generic="swiss" style:font-pitch="variable" fo:font-size="24pt" style:font-size-asian="24pt" style:font-size-complex="24pt"/>
    </style:style>
    <style:style style:name="T10" style:family="text">
      <style:text-properties fo:font-family="'DejaVu LGC Sans'" style:font-family-generic="swiss" style:font-pitch="variable"/>
    </style:style>
    <style:style style:name="T11" style:family="text">
      <style:text-properties fo:font-family="'DejaVu LGC Sans'" style:font-family-generic="swiss" style:font-pitch="variable"/>
    </style:style>
    <style:style style:name="T12" style:family="text">
      <style:text-properties fo:font-family="'DejaVu LGC Sans'" style:font-style-name="Book" style:font-family-generic="swiss" style:font-pitch="variable" fo:font-size="18pt" style:font-size-asian="18pt" style:font-size-complex="18pt"/>
    </style:style>
    <style:style style:name="T13" style:family="text">
      <style:text-properties fo:font-family="'DejaVu LGC Serif Condensed'" style:font-family-generic="swiss" style:font-pitch="variable" fo:font-size="24pt" style:font-size-asian="24pt" style:font-size-complex="24pt"/>
    </style:style>
    <style:style style:name="T14" style:family="text">
      <style:text-properties fo:font-family="'DejaVu LGC Serif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1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4" draw:layer="layout" svg:width="64.121cm" svg:height="2.965cm" svg:x="10.539cm" svg:y="13.275cm">
          <draw:text-box>
            <text:p><text:span text:style-name="T3">Department of Informatics, University of Oslo, Norway</text:span></text:p>
          </draw:text-box>
        </draw:frame>
        <draw:custom-shape draw:style-name="gr4" draw:text-style-name="P5" draw:layer="layout" svg:width="38cm" svg:height="35.5cm" svg:x="43.33cm" svg:y="39cm">
          <text:p/>
          <draw:enhanced-geometry svg:viewBox="0 0 21600 21600" draw:extrusion="true" draw:path-stretchpoint-x="10800" draw:path-stretchpoint-y="10800" draw:text-areas="?f3 ?f4 ?f5 ?f6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7.507cm" svg:height="1.746cm" svg:x="3cm" svg:y="19.254cm">
          <draw:text-box>
            <text:p><text:span text:style-name="T4">Expected contributions:</text:span></text:p>
          </draw:text-box>
        </draw:frame>
        <draw:frame draw:style-name="gr5" draw:text-style-name="P8" draw:layer="layout" svg:width="69.5cm" svg:height="8.653cm" svg:x="3cm" svg:y="21.5cm">
          <draw:text-box>
            <text:list text:style-name="L2">
              <text:list-item>
                <text:p text:style-name="P7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7"><text:span text:style-name="T5">To assist optimization, enable endpoint service descriptions to expose:</text:span></text:p>
                <text:list>
                  <text:list-item>
                    <text:p text:style-name="P7"><text:span text:style-name="T5">performance characteristics,</text:span></text:p>
                  </text:list-item>
                  <text:list-item>
                    <text:p text:style-name="P7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7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7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9" draw:layer="layout" svg:width="11.356cm" svg:height="1.729cm" svg:x="45.5cm" svg:y="39.271cm">
          <draw:text-box>
            <text:p><text:span text:style-name="T6">Statistical digest</text:span></text:p>
          </draw:text-box>
        </draw:frame>
        <draw:custom-shape draw:style-name="gr6" draw:text-style-name="P5" draw:layer="layout" svg:width="38cm" svg:height="35.5cm" svg:x="3cm" svg:y="39cm">
          <text:p/>
          <draw:enhanced-geometry svg:viewBox="0 0 21600 21600" draw:extrusion="true" draw:path-stretchpoint-x="10800" draw:path-stretchpoint-y="10800" draw:text-areas="?f3 ?f4 ?f5 ?f6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15.171cm" svg:height="1.729cm" svg:x="4.829cm" svg:y="39.271cm">
          <draw:text-box>
            <text:p><text:span text:style-name="T6">Design of Experiments</text:span></text:p>
          </draw:text-box>
        </draw:frame>
        <draw:custom-shape draw:style-name="gr7" draw:text-style-name="P10" draw:id="id1" draw:layer="layout" svg:width="13.5cm" svg:height="5.713cm" svg:x="17.5cm" svg:y="40.5cm">
          <text:p text:style-name="P1"><text:span text:style-name="T7">Reimplement DBPedia SPARQL Benchmark (Morsey et al)</text:span>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id="id2" draw:layer="layout" svg:width="12cm" svg:height="3.425cm" svg:x="6cm" svg:y="49.226cm">
          <text:p text:style-name="P1"><text:span text:style-name="T7">Use current state of </text:span></text:p>
          <text:p text:style-name="P1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id="id11" draw:layer="layout" svg:width="16cm" svg:height="4.817cm" svg:x="14.5cm" svg:y="68.683cm">
          <text:p text:style-name="P1"><text:span text:style-name="T7">Expose Benchmark Results</text:span></text:p>
          <text:p text:style-name="P1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id="id3" draw:layer="layout" svg:width="10cm" svg:height="4.537cm" svg:x="26.5cm" svg:y="50.5cm">
          <text:p text:style-name="P1"><text:span text:style-name="T7">Assessment of unexpected </text:span></text:p>
          <text:p text:style-name="P1"><text:span text:style-name="T7">side-effects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id="id5" draw:layer="layout" svg:width="8cm" svg:height="3.425cm" svg:x="27cm" svg:y="65.575cm">
          <text:p text:style-name="P1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id="id4" draw:layer="layout" svg:width="12cm" svg:height="1.747cm" svg:x="21cm" svg:y="56cm">
          <text:p text:style-name="P1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id="id8" draw:layer="layout" svg:width="8.5cm" svg:height="7.609cm" svg:x="45.5cm" svg:y="56.391cm">
          <text:p text:style-name="P1"><text:span text:style-name="T7">Bayesian networks / Probabilistic Relational Models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id="id9" draw:layer="layout" svg:width="9cm" svg:height="3.425cm" svg:x="57cm" svg:y="54.809cm">
          <text:p text:style-name="P1"><text:span text:style-name="T7">Parametrized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id="id10" draw:layer="layout" svg:width="12.5cm" svg:height="4.819cm" svg:x="56.5cm" svg:y="68.681cm">
          <text:p text:style-name="P1"><text:span text:style-name="T7">Exposure of statistical digest 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id="id18" draw:layer="layout" svg:width="13.5cm" svg:height="2.033cm" svg:x="24.5cm" svg:y="113cm">
          <text:p text:style-name="P1"><text:span text:style-name="T7">Federated 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78cm" svg:height="34cm" svg:x="3cm" svg:y="77.5cm">
          <text:p/>
          <draw:enhanced-geometry svg:viewBox="0 0 21600 21600" draw:extrusion="true" draw:path-stretchpoint-x="10800" draw:path-stretchpoint-y="10800" draw:text-areas="?f3 ?f4 ?f5 ?f6" draw:type="round-rectangle" draw:modifiers="1346.14864268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id="id17" draw:layer="layout" svg:width="41cm" svg:height="3.501cm" svg:x="21.894cm" svg:y="106cm">
          <text:p text:style-name="P1"><text:span text:style-name="T8">Rewritten SPARQL 1.1 Query with best join o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id="id16" draw:layer="layout" svg:width="10.5cm" svg:height="2.031cm" svg:x="36cm" svg:y="101.237cm">
          <text:p text:style-name="P1"><text:span text:style-name="T7">Query re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id="id13" draw:layer="layout" svg:width="23.5cm" svg:height="3.425cm" svg:x="29cm" svg:y="87.042cm">
          <text:p text:style-name="P1"><text:span text:style-name="T7">Selectivity estimator for federation Group Graph Patter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id="id12" draw:layer="layout" svg:width="11cm" svg:height="2.031cm" svg:x="44cm" svg:y="80.5cm">
          <text:p text:style-name="P1"><text:span text:style-name="T7">Source se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id="id14" draw:layer="layout" svg:width="8.5cm" svg:height="3.425cm" svg:x="34cm" svg:y="93.5cm">
          <text:p text:style-name="P1"><text:span text:style-name="T7">Join <text:s/>Order Opt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8.825cm" svg:height="1.729cm" svg:x="5cm" svg:y="77.771cm">
          <draw:text-box>
            <text:p><text:span text:style-name="T6">Optimization</text:span></text:p>
          </draw:text-box>
        </draw:frame>
        <draw:custom-shape draw:style-name="gr23" draw:text-style-name="P11" draw:id="id15" draw:layer="layout" svg:width="14.5cm" svg:height="4.019cm" svg:x="19.5cm" svg:y="79.5cm">
          <text:p text:style-name="P1"><text:span text:style-name="T7">Selectivity estimation in the non-federated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id="id6" draw:layer="layout" svg:width="10cm" svg:height="1.824cm" svg:x="52.5cm" svg:y="42.677cm">
          <text:p text:style-name="P1"><text:span text:style-name="T9">Distributed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6cm" svg:height="2.5cm" svg:x="41.5cm" svg:y="96.5cm">
          <text:p text:style-name="P1">No <text:span text:style-name="T10">progress</text:span></text:p>
          <draw:enhanced-geometry svg:viewBox="0 0 21600 21600" draw:text-areas="800 800 20800 20800" draw:type="round-rectangular-callout" draw:modifiers="388.7352107982 -13274.3702518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" draw:layer="layout" svg:width="6cm" svg:height="2.5cm" svg:x="56.5cm" svg:y="82cm">
          <text:p text:style-name="P1">No <text:span text:style-name="T10">progress</text:span></text:p>
          <draw:enhanced-geometry svg:viewBox="0 0 21600 21600" draw:text-areas="800 800 20800 20800" draw:type="round-rectangular-callout" draw:modifiers="-9376.43726045659 -3791.443422630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4" draw:layer="layout" svg:width="6cm" svg:height="1.861cm" svg:x="51.642cm" svg:y="85.812cm">
          <text:p text:style-name="P1"><text:span text:style-name="T10">Driven by exposed data</text:span></text:p>
          <draw:enhanced-geometry svg:viewBox="0 0 21600 21600" draw:text-areas="800 800 20800 20800" draw:type="round-rectangular-callout" draw:modifiers="-4722.41293117814 36077.3361976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5" draw:layer="layout" svg:width="6.5cm" svg:height="3.593cm" svg:x="20.965cm" svg:y="84.464cm">
          <text:p text:style-name="P15"><text:span text:style-name="T11">Not a lot of literature in the conditional case</text:span></text:p>
          <draw:enhanced-geometry svg:viewBox="0 0 21600 21600" draw:text-areas="800 800 20800 20800" draw:type="round-rectangular-callout" draw:modifiers="23032.0258421781 -8804.67445742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draw:layer="layout" svg:width="6.5cm" svg:height="5.905cm" svg:x="30.5cm" svg:y="58.095cm">
          <text:p text:style-name="P1">Create 2-4 levels along axis of the SPARQL Grammar + <text:span text:style-name="T11">Comprehensive</text:span> data and platform factors</text:p>
          <draw:enhanced-geometry svg:viewBox="0 0 21600 21600" draw:text-areas="800 800 20800 20800" draw:type="round-rectangular-callout" draw:modifiers="3389.01707429626 -3788.96037927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5" draw:layer="layout" svg:width="4.5cm" svg:height="4.25cm" svg:x="24.5cm" svg:y="58.5cm">
          <text:p text:style-name="P15"><text:span text:style-name="T11">Requires significant progress in statistics</text:span></text:p>
          <draw:enhanced-geometry svg:viewBox="0 0 21600 21600" draw:text-areas="800 800 20800 20800" draw:type="round-rectangular-callout" draw:modifiers="31989.6911797378 -7845.30698659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5" draw:layer="layout" svg:width="3cm" svg:height="4.961cm" svg:x="37cm" svg:y="52.539cm">
          <text:p text:style-name="P15"><text:span text:style-name="T11">The benchmark will be heavy</text:span></text:p>
          <draw:enhanced-geometry svg:viewBox="0 0 21600 21600" draw:text-areas="800 800 20800 20800" draw:type="round-rectangular-callout" draw:modifiers="-11703.2989003665 1144.860943168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4" draw:layer="layout" svg:width="7.5cm" svg:height="3.013cm" svg:x="33cm" svg:y="41.7cm">
          <text:p text:style-name="P1"><text:span text:style-name="T10">There exists well-studied designs that can be adapted</text:span></text:p>
          <draw:enhanced-geometry svg:viewBox="0 0 21600 21600" draw:text-areas="800 800 20800 20800" draw:type="round-rectangular-callout" draw:modifiers="-9989.38808158912 16776.9077637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4" draw:layer="layout" svg:width="4.5cm" svg:height="1.286cm" svg:x="18.119cm" svg:y="48.944cm">
          <text:p text:style-name="P1"><text:span text:style-name="T10">SPARQL 1.0</text:span></text:p>
          <draw:enhanced-geometry svg:viewBox="0 0 21600 21600" draw:text-areas="800 800 20800 20800" draw:type="round-rectangular-callout" draw:modifiers="-6348.98911353033 29018.1818181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6" draw:layer="layout" svg:width="7cm" svg:height="5.659cm" svg:x="4.5cm" svg:y="53.5cm">
          <text:p text:style-name="P1"><text:span text:style-name="T12">Use selection of language features, data size, heterogeneity, two platforms, etc</text:span></text:p>
          <draw:enhanced-geometry svg:viewBox="0 0 21600 21600" draw:text-areas="800 800 20800 20800" draw:type="round-rectangular-callout" draw:modifiers="9187.94457934581 -8369.045936395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5" draw:layer="layout" svg:width="4.5cm" svg:height="5.045cm" svg:x="63cm" svg:y="44.5cm">
          <text:p text:style-name="P15"><text:span text:style-name="T11">Big Data that may or may not change frequently</text:span></text:p>
          <draw:enhanced-geometry svg:viewBox="0 0 21600 21600" draw:text-areas="800 800 20800 20800" draw:type="round-rectangular-callout" draw:modifiers="-7260.78649189069 -4593.103448275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5" draw:layer="layout" svg:width="7.5cm" svg:height="1.066cm" svg:x="46.5cm" svg:y="45.5cm">
          <text:p text:style-name="P15"><text:span text:style-name="T11">Astronomical data</text:span></text:p>
          <draw:enhanced-geometry svg:viewBox="0 0 21600 21600" draw:text-areas="800 800 20800 20800" draw:type="round-rectangular-callout" draw:modifiers="19736.888414878 -34717.900656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5" draw:layer="layout" svg:width="5.5cm" svg:height="4.25cm" svg:x="64cm" svg:y="50.147cm">
          <text:p text:style-name="P15"><text:span text:style-name="T11">Can be used on data that lends itself well to histograms</text:span></text:p>
          <draw:enhanced-geometry svg:viewBox="0 0 21600 21600" draw:text-areas="800 800 20800 20800" draw:type="round-rectangular-callout" draw:modifiers="1927.94037447737 32590.54340155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5" draw:layer="layout" svg:width="5cm" svg:height="3.453cm" svg:x="64.5cm" svg:y="58.047cm">
          <text:p text:style-name="P15"><text:span text:style-name="T11">Not all data lends itself well to histograms</text:span></text:p>
          <draw:enhanced-geometry svg:viewBox="0 0 21600 21600" draw:text-areas="800 800 20800 20800" draw:type="round-rectangular-callout" draw:modifiers="-816.31673665267 -8160.972785176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7" draw:id="id7" draw:layer="layout" svg:width="12cm" svg:height="3.425cm" svg:x="69cm" svg:y="46.627cm">
          <text:p text:style-name="P17"><text:span text:style-name="T13">Zero-One-Many cardi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5" draw:layer="layout" svg:width="7.248cm" svg:height="5.045cm" svg:x="73.5cm" svg:y="50.5cm">
          <text:p text:style-name="P15"><text:span text:style-name="T11">In many cases, just distinguishing cases with zero or one hits would be valuable</text:span></text:p>
          <draw:enhanced-geometry svg:viewBox="0 0 21600 21600" draw:text-areas="800 800 20800 20800" draw:type="round-rectangular-callout" draw:modifiers="16820.5269692371 -10085.1367419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5" draw:layer="layout" svg:width="5cm" svg:height="4.11cm" svg:x="69cm" svg:y="67.681cm">
          <text:p text:style-name="P15"><text:span text:style-name="T11">Extend VoID and the direction set by SPLENDID</text:span></text:p>
          <draw:enhanced-geometry svg:viewBox="0 0 21600 21600" draw:text-areas="800 800 20800 20800" draw:type="round-rectangular-callout" draw:modifiers="-7238.87222555489 21153.3933349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5" draw:layer="layout" svg:width="4.5cm" svg:height="2.658cm" svg:x="5.5cm" svg:y="45.842cm">
          <text:p text:style-name="P1"><text:span text:style-name="T11">Non-monotonic responses</text:span></text:p>
          <draw:enhanced-geometry svg:viewBox="0 0 21600 21600" draw:text-areas="800 800 20800 20800" draw:type="round-rectangular-callout" draw:modifiers="9765.82981559653 39243.92628807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8" draw:layer="layout" svg:width="4cm" svg:height="2.5cm" svg:x="31cm" svg:y="45.5cm">
          <text:p text:style-name="P18">Censored data</text:p>
          <draw:enhanced-geometry svg:viewBox="0 0 21600 21600" draw:text-areas="800 800 20800 20800" draw:type="round-rectangular-callout" draw:modifiers="-14268.6328417896 -10959.7760895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1" draw:layer="layout" svg:width="4.5cm" svg:height="4.11cm" svg:x="55cm" svg:y="58.696cm">
          <text:p text:style-name="P1">Balance digest size <text:s/>and optimization potential</text:p>
          <draw:enhanced-geometry svg:viewBox="0 0 21600 21600" draw:text-areas="800 800 20800 20800" draw:type="round-rectangular-callout" draw:modifiers="-10600.8442568318 6704.354171734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9" draw:layer="layout" svg:width="11.162cm" svg:height="2.462cm" svg:x="69.838cm" svg:y="112.538cm">
          <draw:text-box>
            <text:p text:style-name="P19"><text:span text:style-name="T14">Problems worthy of attack</text:span></text:p>
            <text:p text:style-name="P19"><text:span text:style-name="T14">Prove their worth by hitting back</text:span></text:p>
            <text:p text:style-name="P19"><text:span text:style-name="T14">-- Piet Hein</text:span></text:p>
          </draw:text-box>
        </draw:frame>
        <draw:connector draw:style-name="gr42" draw:text-style-name="P1" draw:layer="layout" draw:type="curve" svg:x1="24.248cm" svg:y1="46.211cm" svg:x2="16.242cm" svg:y2="49.726cm" draw:start-shape="id1" draw:start-glue-point="8" draw:end-shape="id2" draw:end-glue-point="11" svg:d="m24248 46211c0 2223-8006 466-8006 3515">
          <text:p/>
        </draw:connector>
        <draw:connector draw:style-name="gr42" draw:text-style-name="P1" draw:layer="layout" draw:type="curve" svg:x1="18cm" svg:y1="50.938cm" svg:x2="26.5cm" svg:y2="52.768cm" draw:start-shape="id2" draw:start-glue-point="10" draw:end-shape="id3" draw:end-glue-point="6" svg:d="m18000 50938c6450 0 2200 1830 8500 1830">
          <text:p/>
        </draw:connector>
        <draw:connector draw:style-name="gr42" draw:text-style-name="P1" draw:layer="layout" draw:type="curve" svg:x1="16.242cm" svg:y1="52.148cm" svg:x2="27cm" svg:y2="56cm" draw:start-shape="id2" draw:start-glue-point="9" draw:end-shape="id4" svg:d="m16242 52148c0 3340 10758 1415 10758 3852">
          <text:p/>
        </draw:connector>
        <draw:connector draw:style-name="gr42" draw:text-style-name="P1" draw:layer="layout" draw:type="curve" draw:line-skew="3.887cm" svg:x1="16.242cm" svg:y1="52.148cm" svg:x2="28.17cm" svg:y2="66.075cm" draw:start-shape="id2" draw:start-glue-point="9" draw:end-shape="id5" draw:end-glue-point="5" svg:d="m16242 52148c0 16278 11928 9315 11928 13927">
          <text:p/>
        </draw:connector>
        <draw:connector draw:style-name="gr42" draw:text-style-name="P1" draw:layer="layout" draw:type="curve" svg:x1="62.5cm" svg:y1="43.588cm" svg:x2="74.998cm" svg:y2="46.627cm" draw:start-shape="id6" draw:start-glue-point="10" draw:end-shape="id7" draw:end-glue-point="4" svg:d="m62500 43588c8332 0 12498 1013 12498 3039">
          <text:p/>
        </draw:connector>
        <draw:connector draw:style-name="gr42" draw:text-style-name="P1" draw:layer="layout" draw:type="curve" svg:x1="57.499cm" svg:y1="44.501cm" svg:x2="46.743cm" svg:y2="57.504cm" draw:start-shape="id6" draw:start-glue-point="8" draw:end-shape="id8" draw:end-glue-point="5" svg:d="m57499 44501c0 8842-10756 2341-10756 13003">
          <text:p/>
        </draw:connector>
        <draw:connector draw:style-name="gr42" draw:text-style-name="P1" draw:layer="layout" draw:type="curve" svg:x1="61.035cm" svg:y1="44.233cm" svg:x2="61.499cm" svg:y2="54.809cm" draw:start-shape="id6" draw:start-glue-point="9" draw:end-shape="id9" draw:end-glue-point="4" svg:d="m61035 44233c0 8058 464 2770 464 10576">
          <text:p/>
        </draw:connector>
        <draw:connector draw:style-name="gr42" draw:text-style-name="P1" draw:layer="layout" draw:type="curve" svg:x1="49.749cm" svg:y1="64cm" svg:x2="58.328cm" svg:y2="69.385cm" draw:start-shape="id8" draw:start-glue-point="8" draw:end-shape="id10" draw:end-glue-point="5" svg:d="m49749 64000c0 3510 8579 818 8579 5385">
          <text:p/>
        </draw:connector>
        <draw:connector draw:style-name="gr42" draw:text-style-name="P1" draw:layer="layout" draw:type="curve" svg:x1="61.499cm" svg:y1="58.234cm" svg:x2="62.75cm" svg:y2="68.681cm" draw:start-shape="id9" draw:start-glue-point="8" draw:end-shape="id10" svg:d="m61499 58234c0 7834 1251 2611 1251 10447">
          <text:p/>
        </draw:connector>
        <draw:connector draw:style-name="gr42" draw:text-style-name="P1" draw:layer="layout" draw:type="curve" draw:line-skew="6.276cm" svg:x1="70.756cm" svg:y1="49.549cm" svg:x2="67.168cm" svg:y2="69.385cm" draw:start-shape="id7" draw:start-glue-point="7" draw:end-shape="id10" draw:end-glue-point="11" svg:d="m70756 49549c0 24139-3588 14222-3588 19836">
          <text:p/>
        </draw:connector>
        <draw:connector draw:style-name="gr42" draw:text-style-name="P1" draw:layer="layout" draw:type="curve" svg:x1="22.498cm" svg:y1="73.5cm" svg:x2="49.498cm" svg:y2="80.5cm" draw:start-shape="id11" draw:start-glue-point="8" draw:end-shape="id12" draw:end-glue-point="4" svg:d="m22498 73500c0 5250 27000 1750 27000 7000">
          <text:p/>
        </draw:connector>
        <draw:connector draw:style-name="gr42" draw:text-style-name="P1" draw:layer="layout" draw:type="curve" svg:x1="49.498cm" svg:y1="82.531cm" svg:x2="40.747cm" svg:y2="87.042cm" draw:start-shape="id12" draw:start-glue-point="8" draw:end-shape="id13" draw:end-glue-point="4" svg:d="m49498 82531c0 3382-8751 1127-8751 4511">
          <text:p/>
        </draw:connector>
        <draw:connector draw:style-name="gr42" draw:text-style-name="P1" draw:layer="layout" draw:type="curve" svg:x1="40.747cm" svg:y1="90.467cm" svg:x2="38.249cm" svg:y2="93.5cm" draw:start-shape="id13" draw:start-glue-point="8" draw:end-shape="id14" draw:end-glue-point="4" svg:d="m40747 90467c0 2274-2498 758-2498 3033">
          <text:p/>
        </draw:connector>
        <draw:connector draw:style-name="gr42" draw:text-style-name="P1" draw:layer="layout" draw:type="curve" draw:line-skew="0cm 1.293cm" svg:x1="33.998cm" svg:y1="81.509cm" svg:x2="32.44cm" svg:y2="87.542cm" draw:start-shape="id15" draw:start-glue-point="10" draw:end-shape="id13" draw:end-glue-point="5" svg:d="m33998 81509c828 0 690 2520 94 3655s-1652 887-1652 2378">
          <text:p/>
        </draw:connector>
        <draw:connector draw:style-name="gr42" draw:text-style-name="P1" draw:layer="layout" draw:type="curve" svg:x1="38.249cm" svg:y1="96.925cm" svg:x2="41.248cm" svg:y2="101.237cm" draw:start-shape="id14" draw:start-glue-point="8" draw:end-shape="id16" draw:end-glue-point="4" svg:d="m38249 96925c0 3232 2999 1077 2999 4312">
          <text:p/>
        </draw:connector>
        <draw:connector draw:style-name="gr42" draw:text-style-name="P1" draw:layer="layout" draw:type="curve" svg:x1="41.248cm" svg:y1="103.268cm" svg:x2="42.389cm" svg:y2="106cm" draw:start-shape="id16" draw:start-glue-point="8" draw:end-shape="id17" draw:end-glue-point="4" svg:d="m41248 103268c0 2010 1141 644 1141 2732">
          <text:p/>
        </draw:connector>
        <draw:connector draw:style-name="gr42" draw:text-style-name="P1" draw:layer="layout" draw:type="curve" svg:x1="31.248cm" svg:y1="113cm" svg:x2="42.389cm" svg:y2="109.501cm" draw:start-shape="id18" draw:start-glue-point="4" draw:end-shape="id17" draw:end-glue-point="8" svg:d="m31248 113000c0-2587 11141-838 11141-3499">
          <text:p/>
        </draw:connector>
        <draw:connector draw:style-name="gr42" draw:text-style-name="P1" draw:layer="layout" draw:type="curve" svg:x1="11.998cm" svg:y1="52.651cm" svg:x2="24.5cm" svg:y2="114.016cm" draw:start-shape="id2" draw:start-glue-point="8" draw:end-shape="id18" draw:end-glue-point="6" svg:d="m11998 52651c0 40910 4167 61365 12502 61365">
          <text:p/>
        </draw:connector>
        <draw:connector draw:style-name="gr42" draw:text-style-name="P1" draw:layer="layout" draw:type="curve" svg:x1="62.748cm" svg:y1="73.5cm" svg:x2="49.498cm" svg:y2="80.5cm" draw:start-shape="id10" draw:start-glue-point="8" draw:end-shape="id12" draw:end-glue-point="4" svg:d="m62748 73500c0 5250-13250 1750-13250 7000">
          <text:p/>
        </draw:connector>
        <draw:connector draw:style-name="gr42" draw:text-style-name="P1" draw:layer="layout" draw:type="curve" draw:line-skew="2.333cm" svg:x1="11.998cm" svg:y1="52.651cm" svg:x2="22.498cm" svg:y2="68.683cm" draw:start-shape="id2" draw:start-glue-point="8" draw:end-shape="id11" draw:end-glue-point="4" svg:d="m11998 52651c0 15523 10500 7508 10500 160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2-05-14T13:39:05</meta:creation-date>
    <dc:date>2012-05-18T16:49:11</dc:date>
    <meta:editing-duration>PT45H59M07S</meta:editing-duration>
    <meta:editing-cycles>26</meta:editing-cycles>
    <meta:generator>OpenOffice.org/3.1$Unix OpenOffice.org_project/310m19$Build-9420</meta:generator>
    <dc:creator>Kjetil Kjernsmo</dc:creator>
    <meta:printed-by>Kjetil Kjernsmo</meta:printed-by>
    <meta:print-date>2012-05-18T13:45:22</meta:print-date>
    <meta:document-statistic meta:object-count="70"/>
  </office:meta>
</office:document-meta>
</file>